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8299in" table:align="left"/>
    </style:style>
    <style:style style:name="Table1.A" style:family="table-column">
      <style:table-column-properties style:column-width="3.6431in"/>
    </style:style>
    <style:style style:name="Table1.B" style:family="table-column">
      <style:table-column-properties style:column-width="2.186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2965in" table:align="left"/>
    </style:style>
    <style:style style:name="Table2.A" style:family="table-column">
      <style:table-column-properties style:column-width="0.8035in"/>
    </style:style>
    <style:style style:name="Table2.B" style:family="table-column">
      <style:table-column-properties style:column-width="3.2361in"/>
    </style:style>
    <style:style style:name="Table2.C" style:family="table-column">
      <style:table-column-properties style:column-width="1.256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9556in" table:align="left"/>
    </style:style>
    <style:style style:name="Table3.A" style:family="table-column">
      <style:table-column-properties style:column-width="1.7653in"/>
    </style:style>
    <style:style style:name="Table3.B" style:family="table-column">
      <style:table-column-properties style:column-width="1.984in"/>
    </style:style>
    <style:style style:name="Table3.C" style:family="table-column">
      <style:table-column-properties style:column-width="2.206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/>Introduction to MySQL &amp; phpMyAdmin</text:span></text:h>
      <text:p text:style-name="Horizontal_20_Line"/>
      <text:h text:style-name="Heading_20_2" text:outline-level="2">🔹 <text:span text:style-name="Strong_20_Emphasis">1. What is a Database?</text:span></text:h>
      <text:p text:style-name="Text_20_body">A <text:span text:style-name="Strong_20_Emphasis">database</text:span> is an organized collection of data stored in a structured way so that it can be easily accessed, managed, and updated.</text:p>
      <text:list xml:id="list3395527632" text:style-name="L1">
        <text:list-item>
          <text:p text:style-name="P2">It stores information in <text:span text:style-name="Strong_20_Emphasis">tables (rows and columns)</text:span>.</text:p>
        </text:list-item>
        <text:list-item>
          <text:p text:style-name="P2">Helps in performing operations like <text:span text:style-name="Strong_20_Emphasis">insert, update, delete, and search</text:span>.</text:p>
        </text:list-item>
        <text:list-item>
          <text:p text:style-name="P2">Example: Storing user details, products, or login information on a website.</text:p>
        </text:list-item>
      </text:list>
      <text:p text:style-name="Text_20_body"><text:span text:style-name="Strong_20_Emphasis">Real-life example:</text:span><text:line-break/>A database is like a <text:span text:style-name="Strong_20_Emphasis">library</text:span> — where books (data) are kept on specific shelves (tables) for easy access.</text:p>
      <text:p text:style-name="Horizontal_20_Line"/>
      <text:h text:style-name="Heading_20_2" text:outline-level="2">🔹 <text:span text:style-name="Strong_20_Emphasis">2. What is MySQL?</text:span></text:h>
      <text:p text:style-name="Text_20_body"><text:span text:style-name="Strong_20_Emphasis">MySQL</text:span> is a popular <text:span text:style-name="Strong_20_Emphasis">Relational Database Management System (RDBMS)</text:span> that uses <text:span text:style-name="Strong_20_Emphasis">SQL (Structured Query Language)</text:span> to manage and organize data.</text:p>
      <text:h text:style-name="Heading_20_3" text:outline-level="3">💡 Features:</text:h>
      <text:list xml:id="list3813036967" text:style-name="L2">
        <text:list-item>
          <text:p text:style-name="P3">Open-source and free to use.</text:p>
        </text:list-item>
        <text:list-item>
          <text:p text:style-name="P3">Stores data in <text:span text:style-name="Strong_20_Emphasis">tables</text:span> that are related to each other using <text:span text:style-name="Strong_20_Emphasis">keys</text:span>.</text:p>
        </text:list-item>
        <text:list-item>
          <text:p text:style-name="P3">Supports operations like <text:span text:style-name="Strong_20_Emphasis">CRUD</text:span> (Create, Read, Update, Delete).</text:p>
        </text:list-item>
        <text:list-item>
          <text:p text:style-name="P3">Used widely in websites, CMS (like WordPress), and web applications.</text:p>
        </text:list-item>
      </text:list>
      <text:p text:style-name="Text_20_body"><text:span text:style-name="Strong_20_Emphasis">Example:</text:span><text:line-break/>When you register on a website, your data (like name, email, password) gets stored in a MySQL database.</text:p>
      <text:p text:style-name="Horizontal_20_Line"/>
      <text:h text:style-name="Heading_20_2" text:outline-level="2">🔹 <text:span text:style-name="Strong_20_Emphasis">3. What is phpMyAdmin?</text:span></text:h>
      <text:p text:style-name="Text_20_body"><text:span text:style-name="Strong_20_Emphasis">phpMyAdmin</text:span> is a <text:span text:style-name="Strong_20_Emphasis">web-based interface</text:span> used to manage MySQL databases through a browser.</text:p>
      <text:h text:style-name="Heading_20_3" text:outline-level="3">💡 Functions:</text:h>
      <text:list xml:id="list1451795630" text:style-name="L3">
        <text:list-item>
          <text:p text:style-name="P4">Create and delete databases.</text:p>
        </text:list-item>
        <text:list-item>
          <text:p text:style-name="P4">Create, modify, and delete tables.</text:p>
        </text:list-item>
        <text:list-item>
          <text:p text:style-name="P4"><text:soft-page-break/>Insert, update, or view data.</text:p>
        </text:list-item>
        <text:list-item>
          <text:p text:style-name="P4">Run <text:span text:style-name="Strong_20_Emphasis">SQL queries</text:span> directly.</text:p>
        </text:list-item>
        <text:list-item>
          <text:p text:style-name="P4">Import and export data easily (in <text:span text:style-name="Source_20_Text">.sql</text:span>, <text:span text:style-name="Source_20_Text">.csv</text:span>, etc. formats).</text:p>
        </text:list-item>
      </text:list>
      <text:p text:style-name="Text_20_body"><text:span text:style-name="Strong_20_Emphasis">Example:</text:span><text:line-break/>Instead of typing SQL commands manually, you can use phpMyAdmin’s buttons and menus to manage your data visually.</text:p>
      <text:p text:style-name="Horizontal_20_Line"/>
      <text:h text:style-name="Heading_20_2" text:outline-level="2">🔹 <text:span text:style-name="Strong_20_Emphasis">4. Basic SQL Command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CREATE DATABASE name;</text:span></text:p>
          </table:table-cell>
          <table:table-cell table:style-name="Table1.A1" office:value-type="string">
            <text:p text:style-name="Table_20_Contents">Creates a new databa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USE dbname;</text:span></text:p>
          </table:table-cell>
          <table:table-cell table:style-name="Table1.A1" office:value-type="string">
            <text:p text:style-name="Table_20_Contents">Selects a database to work with</text:p>
          </table:table-cell>
        </table:table-row>
        <table:table-row>
          <table:table-cell table:style-name="Table1.A1" office:value-type="string">
            <text:p text:style-name="Table_20_Contents"><text:span text:style-name="Source_20_Text">CREATE TABLE table_name (...);</text:span></text:p>
          </table:table-cell>
          <table:table-cell table:style-name="Table1.A1" office:value-type="string">
            <text:p text:style-name="Table_20_Contents">Creates a new table</text:p>
          </table:table-cell>
        </table:table-row>
        <table:table-row>
          <table:table-cell table:style-name="Table1.A1" office:value-type="string">
            <text:p text:style-name="Table_20_Contents"><text:span text:style-name="Source_20_Text">INSERT INTO table_name VALUES (...);</text:span></text:p>
          </table:table-cell>
          <table:table-cell table:style-name="Table1.A1" office:value-type="string">
            <text:p text:style-name="Table_20_Contents">Inserts new data</text:p>
          </table:table-cell>
        </table:table-row>
        <table:table-row>
          <table:table-cell table:style-name="Table1.A1" office:value-type="string">
            <text:p text:style-name="Table_20_Contents"><text:span text:style-name="Source_20_Text">SELECT * FROM table_name;</text:span></text:p>
          </table:table-cell>
          <table:table-cell table:style-name="Table1.A1" office:value-type="string">
            <text:p text:style-name="Table_20_Contents">Reads data</text:p>
          </table:table-cell>
        </table:table-row>
        <table:table-row>
          <table:table-cell table:style-name="Table1.A1" office:value-type="string">
            <text:p text:style-name="Table_20_Contents"><text:span text:style-name="Source_20_Text">UPDATE table_name SET ... WHERE ...;</text:span></text:p>
          </table:table-cell>
          <table:table-cell table:style-name="Table1.A1" office:value-type="string">
            <text:p text:style-name="Table_20_Contents">Updates data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LETE FROM table_name WHERE ...;</text:span></text:p>
          </table:table-cell>
          <table:table-cell table:style-name="Table1.A1" office:value-type="string">
            <text:p text:style-name="Table_20_Contents">Deletes data</text:p>
          </table:table-cell>
        </table:table-row>
      </table:table>
      <text:p text:style-name="Horizontal_20_Line"/>
      <text:h text:style-name="Heading_20_2" text:outline-level="2">🔹 <text:span text:style-name="Strong_20_Emphasis">5. Example SQL Code</text:span></text:h>
      <text:p text:style-name="Preformatted_20_Text"><text:span text:style-name="Source_20_Text">CREATE DATABASE student_db;</text:span></text:p>
      <text:p text:style-name="Preformatted_20_Text"><text:span text:style-name="Source_20_Text">USE student_db;</text:span></text:p>
      <text:p text:style-name="Preformatted_20_Text"/>
      <text:p text:style-name="Preformatted_20_Text"><text:span text:style-name="Source_20_Text">CREATE TABLE students (</text:span></text:p>
      <text:p text:style-name="Preformatted_20_Text"><text:span text:style-name="Source_20_Text"><text:s text:c="2"/>id INT AUTO_INCREMENT PRIMARY KEY,</text:span></text:p>
      <text:p text:style-name="Preformatted_20_Text"><text:span text:style-name="Source_20_Text"><text:s text:c="2"/>name VARCHAR(100),</text:span></text:p>
      <text:p text:style-name="Preformatted_20_Text"><text:span text:style-name="Source_20_Text"><text:s text:c="2"/>email VARCHAR(100),</text:span></text:p>
      <text:p text:style-name="Preformatted_20_Text"><text:span text:style-name="Source_20_Text"><text:s text:c="2"/>age INT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INSERT INTO students (name, email, age)</text:span></text:p>
      <text:p text:style-name="Preformatted_20_Text"><text:span text:style-name="Source_20_Text">VALUES ('Aman Kumar', 'aman@example.com', 21),</text:span></text:p>
      <text:p text:style-name="Preformatted_20_Text"><text:span text:style-name="Source_20_Text"><text:s text:c="7"/>('Sana Sharma', 'sana@example.com', 19);</text:span></text:p>
      <text:p text:style-name="Preformatted_20_Text"/>
      <text:p text:style-name="P1"><text:span text:style-name="Source_20_Text">SELECT * FROM students;</text:span></text:p>
      <text:h text:style-name="Heading_20_3" text:outline-level="3">Explanation:</text:h>
      <text:list xml:id="list4144795698" text:style-name="L4">
        <text:list-item>
          <text:p text:style-name="P5"><text:span text:style-name="Source_20_Text">AUTO_INCREMENT</text:span> — automatically increases the ID number for new rows.</text:p>
        </text:list-item>
        <text:list-item>
          <text:p text:style-name="P5"><text:span text:style-name="Source_20_Text">PRIMARY KEY</text:span> — uniquely identifies each record.</text:p>
        </text:list-item>
        <text:list-item>
          <text:p text:style-name="P5"><text:span text:style-name="Source_20_Text">VARCHAR(100)</text:span> — stores string data up to 100 characters.</text:p>
        </text:list-item>
      </text:list>
      <text:p text:style-name="Horizontal_20_Line"/>
      <text:h text:style-name="Heading_20_2" text:outline-level="2"><text:soft-page-break/>🔹 <text:span text:style-name="Strong_20_Emphasis">6. Using phpMyAdmin (Step-by-Step)</text:span></text:h>
      <text:list xml:id="list1283404701" text:style-name="L5">
        <text:list-item>
          <text:p text:style-name="P6">Open <text:a xlink:type="simple" xlink:href="http://localhost/phpmyadmin" text:style-name="Internet_20_link" text:visited-style-name="Visited_20_Internet_20_Link"><text:span text:style-name="Strong_20_Emphasis">http://localhost/phpmyadmin</text:span></text:a> (if using XAMPP).</text:p>
        </text:list-item>
        <text:list-item>
          <text:p text:style-name="P6">Click <text:span text:style-name="Strong_20_Emphasis">“New” → Create a new database (e.g., student_db)</text:span>.</text:p>
        </text:list-item>
        <text:list-item>
          <text:p text:style-name="P6">Inside the database, click <text:span text:style-name="Strong_20_Emphasis">“Create table”</text:span> (e.g., students).</text:p>
        </text:list-item>
        <text:list-item>
          <text:p text:style-name="P6">Add columns like <text:span text:style-name="Source_20_Text">id</text:span>, <text:span text:style-name="Source_20_Text">name</text:span>, <text:span text:style-name="Source_20_Text">email</text:span>, and <text:span text:style-name="Source_20_Text">age</text:span>.</text:p>
        </text:list-item>
        <text:list-item>
          <text:p text:style-name="P6">Click <text:span text:style-name="Strong_20_Emphasis">Insert tab</text:span> to add data.</text:p>
        </text:list-item>
        <text:list-item>
          <text:p text:style-name="P6">Click <text:span text:style-name="Strong_20_Emphasis">Browse tab</text:span> to view all records.</text:p>
        </text:list-item>
        <text:list-item>
          <text:p text:style-name="P6">Use <text:span text:style-name="Strong_20_Emphasis">SQL tab</text:span> to run custom queries.</text:p>
        </text:list-item>
        <text:list-item>
          <text:p text:style-name="P6">Use <text:span text:style-name="Strong_20_Emphasis">Export tab</text:span> to download a <text:span text:style-name="Source_20_Text">.sql</text:span> backup.</text:p>
        </text:list-item>
      </text:list>
      <text:p text:style-name="Horizontal_20_Line"/>
      <text:h text:style-name="Heading_20_2" text:outline-level="2">🔹 <text:span text:style-name="Strong_20_Emphasis">7. Connecting PHP with MySQL (MySQLi)</text:span></text:h>
      <text:h text:style-name="Heading_20_3" text:outline-level="3">Example: <text:span text:style-name="Source_20_Text">connect.php</text:span></text:h>
      <text:p text:style-name="Preformatted_20_Text"><text:span text:style-name="Source_20_Text">&lt;?php</text:span></text:p>
      <text:p text:style-name="Preformatted_20_Text"><text:span text:style-name="Source_20_Text">$host = "localhost";</text:span></text:p>
      <text:p text:style-name="Preformatted_20_Text"><text:span text:style-name="Source_20_Text">$user = "root";</text:span></text:p>
      <text:p text:style-name="Preformatted_20_Text"><text:span text:style-name="Source_20_Text">$pass = "";</text:span></text:p>
      <text:p text:style-name="Preformatted_20_Text"><text:span text:style-name="Source_20_Text">$dbname = "student_db";</text:span></text:p>
      <text:p text:style-name="Preformatted_20_Text"/>
      <text:p text:style-name="Preformatted_20_Text"><text:span text:style-name="Source_20_Text">$conn = new mysqli($host, $user, $pass, $dbname);</text:span></text:p>
      <text:p text:style-name="Preformatted_20_Text"/>
      <text:p text:style-name="Preformatted_20_Text"><text:span text:style-name="Source_20_Text">if ($conn-&gt;connect_error) {</text:span></text:p>
      <text:p text:style-name="Preformatted_20_Text"><text:span text:style-name="Source_20_Text"><text:s text:c="4"/>die("Connection failed: " . $conn-&gt;connect_error);</text:span></text:p>
      <text:p text:style-name="Preformatted_20_Text"><text:span text:style-name="Source_20_Text">}</text:span></text:p>
      <text:p text:style-name="Preformatted_20_Text"><text:span text:style-name="Source_20_Text">echo "Connected successfully!";</text:span></text:p>
      <text:p text:style-name="P1"><text:span text:style-name="Source_20_Text">?&gt;</text:span></text:p>
      <text:h text:style-name="Heading_20_3" text:outline-level="3">Example: Insert Data (Safe Way)</text:h>
      <text:p text:style-name="Preformatted_20_Text"><text:span text:style-name="Source_20_Text">&lt;?php</text:span></text:p>
      <text:p text:style-name="Preformatted_20_Text"><text:span text:style-name="Source_20_Text">$stmt = $conn-&gt;prepare("INSERT INTO students (name, email, age) VALUES (?, ?, ?)");</text:span></text:p>
      <text:p text:style-name="Preformatted_20_Text"><text:span text:style-name="Source_20_Text">$stmt-&gt;bind_param("ssi", $name, $email, $age);</text:span></text:p>
      <text:p text:style-name="Preformatted_20_Text"><text:span text:style-name="Source_20_Text">$name = "Riya Patel";</text:span></text:p>
      <text:p text:style-name="Preformatted_20_Text"><text:span text:style-name="Source_20_Text">$email = "riya@example.com";</text:span></text:p>
      <text:p text:style-name="Preformatted_20_Text"><text:span text:style-name="Source_20_Text">$age = 20;</text:span></text:p>
      <text:p text:style-name="Preformatted_20_Text"><text:span text:style-name="Source_20_Text">$stmt-&gt;execute();</text:span></text:p>
      <text:p text:style-name="Preformatted_20_Text"><text:span text:style-name="Source_20_Text">echo "Record added successfully!";</text:span></text:p>
      <text:p text:style-name="Preformatted_20_Text"><text:span text:style-name="Source_20_Text">$stmt-&gt;close();</text:span></text:p>
      <text:p text:style-name="Preformatted_20_Text"><text:span text:style-name="Source_20_Text">$conn-&gt;close();</text:span></text:p>
      <text:p text:style-name="P1"><text:span text:style-name="Source_20_Text">?&gt;</text:span></text:p>
      <text:p text:style-name="Horizontal_20_Line"/>
      <text:h text:style-name="Heading_20_2" text:outline-level="2"><text:soft-page-break/>🔹 <text:span text:style-name="Strong_20_Emphasis">8. CRUD Operations in PHP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Operation</text:p>
            </table:table-cell>
            <table:table-cell table:style-name="Table2.A1" office:value-type="string">
              <text:p text:style-name="Table_20_Heading">SQL Command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Create</text:p>
          </table:table-cell>
          <table:table-cell table:style-name="Table2.A1" office:value-type="string">
            <text:p text:style-name="Table_20_Contents"><text:span text:style-name="Source_20_Text">INSERT INTO</text:span></text:p>
          </table:table-cell>
          <table:table-cell table:style-name="Table2.A1" office:value-type="string">
            <text:p text:style-name="Table_20_Contents">Add new records</text:p>
          </table:table-cell>
        </table:table-row>
        <table:table-row>
          <table:table-cell table:style-name="Table2.A1" office:value-type="string">
            <text:p text:style-name="Table_20_Contents">Read</text:p>
          </table:table-cell>
          <table:table-cell table:style-name="Table2.A1" office:value-type="string">
            <text:p text:style-name="Table_20_Contents"><text:span text:style-name="Source_20_Text">SELECT * FROM</text:span></text:p>
          </table:table-cell>
          <table:table-cell table:style-name="Table2.A1" office:value-type="string">
            <text:p text:style-name="Table_20_Contents">Display records</text:p>
          </table:table-cell>
        </table:table-row>
        <table:table-row>
          <table:table-cell table:style-name="Table2.A1" office:value-type="string">
            <text:p text:style-name="Table_20_Contents">Update</text:p>
          </table:table-cell>
          <table:table-cell table:style-name="Table2.A1" office:value-type="string">
            <text:p text:style-name="Table_20_Contents"><text:span text:style-name="Source_20_Text">UPDATE table_name SET ...</text:span></text:p>
          </table:table-cell>
          <table:table-cell table:style-name="Table2.A1" office:value-type="string">
            <text:p text:style-name="Table_20_Contents">Edit existing data</text:p>
          </table:table-cell>
        </table:table-row>
        <table:table-row>
          <table:table-cell table:style-name="Table2.A1" office:value-type="string">
            <text:p text:style-name="Table_20_Contents">Delete</text:p>
          </table:table-cell>
          <table:table-cell table:style-name="Table2.A1" office:value-type="string">
            <text:p text:style-name="Table_20_Contents"><text:span text:style-name="Source_20_Text">DELETE FROM table_name WHERE ...</text:span></text:p>
          </table:table-cell>
          <table:table-cell table:style-name="Table2.A1" office:value-type="string">
            <text:p text:style-name="Table_20_Contents">Remove data</text:p>
          </table:table-cell>
        </table:table-row>
      </table:table>
      <text:p text:style-name="Horizontal_20_Line"/>
      <text:h text:style-name="Heading_20_2" text:outline-level="2">🔹 <text:span text:style-name="Strong_20_Emphasis">9. Best Practices</text:span></text:h>
      <text:p text:style-name="Text_20_body">✅ Always use <text:span text:style-name="Strong_20_Emphasis">Prepared Statements</text:span> — prevent SQL injection attacks.<text:line-break/>✅ Use <text:span text:style-name="Strong_20_Emphasis">strong passwords</text:span> for database users.<text:line-break/>✅ Take <text:span text:style-name="Strong_20_Emphasis">regular backups</text:span> (via phpMyAdmin Export).<text:line-break/>✅ Avoid using root user in production.<text:line-break/>✅ Use <text:span text:style-name="Strong_20_Emphasis">InnoDB</text:span> engine for transaction safety.<text:line-break/>✅ Separate configuration files (e.g., <text:span text:style-name="Source_20_Text">db_config.php</text:span>).</text:p>
      <text:p text:style-name="Horizontal_20_Line"/>
      <text:h text:style-name="Heading_20_2" text:outline-level="2">🔹 <text:span text:style-name="Strong_20_Emphasis">10. Real-Life Applications</text:span></text:h>
      <text:list xml:id="list1636093501" text:style-name="L6">
        <text:list-item>
          <text:p text:style-name="P7"><text:span text:style-name="Strong_20_Emphasis">Login/Signup systems</text:span></text:p>
        </text:list-item>
        <text:list-item>
          <text:p text:style-name="P7"><text:span text:style-name="Strong_20_Emphasis">E-commerce websites</text:span> (store product, customer, and order data)</text:p>
        </text:list-item>
        <text:list-item>
          <text:p text:style-name="P7"><text:span text:style-name="Strong_20_Emphasis">CMS platforms</text:span> (like WordPress)</text:p>
        </text:list-item>
        <text:list-item>
          <text:p text:style-name="P7"><text:span text:style-name="Strong_20_Emphasis">Student Management Systems</text:span></text:p>
        </text:list-item>
      </text:list>
      <text:p text:style-name="Horizontal_20_Line"/>
      <text:h text:style-name="Heading_20_2" text:outline-level="2">🔹 <text:span text:style-name="Strong_20_Emphasis">11. Common Error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Error</text:p>
            </table:table-cell>
            <table:table-cell table:style-name="Table3.A1" office:value-type="string">
              <text:p text:style-name="Table_20_Heading">Reason</text:p>
            </table:table-cell>
            <table:table-cell table:style-name="Table3.A1" office:value-type="string">
              <text:p text:style-name="Table_20_Heading">Solu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Access denied</text:span></text:p>
          </table:table-cell>
          <table:table-cell table:style-name="Table3.A1" office:value-type="string">
            <text:p text:style-name="Table_20_Contents">Wrong username/password</text:p>
          </table:table-cell>
          <table:table-cell table:style-name="Table3.A1" office:value-type="string">
            <text:p text:style-name="Table_20_Contents">Check credentials</text:p>
          </table:table-cell>
        </table:table-row>
        <table:table-row>
          <table:table-cell table:style-name="Table3.A1" office:value-type="string">
            <text:p text:style-name="Table_20_Contents"><text:span text:style-name="Source_20_Text">Connection failed</text:span></text:p>
          </table:table-cell>
          <table:table-cell table:style-name="Table3.A1" office:value-type="string">
            <text:p text:style-name="Table_20_Contents">MySQL server not running</text:p>
          </table:table-cell>
          <table:table-cell table:style-name="Table3.A1" office:value-type="string">
            <text:p text:style-name="Table_20_Contents">Start MySQL service</text:p>
          </table:table-cell>
        </table:table-row>
        <table:table-row>
          <table:table-cell table:style-name="Table3.A1" office:value-type="string">
            <text:p text:style-name="Table_20_Contents"><text:span text:style-name="Source_20_Text">Duplicate entry</text:span></text:p>
          </table:table-cell>
          <table:table-cell table:style-name="Table3.A1" office:value-type="string">
            <text:p text:style-name="Table_20_Contents">Same unique value inserted</text:p>
          </table:table-cell>
          <table:table-cell table:style-name="Table3.A1" office:value-type="string">
            <text:p text:style-name="Table_20_Contents">Check UNIQUE columns</text:p>
          </table:table-cell>
        </table:table-row>
        <table:table-row>
          <table:table-cell table:style-name="Table3.A1" office:value-type="string">
            <text:p text:style-name="Table_20_Contents">Blank page</text:p>
          </table:table-cell>
          <table:table-cell table:style-name="Table3.A1" office:value-type="string">
            <text:p text:style-name="Table_20_Contents">PHP/MySQL not configured</text:p>
          </table:table-cell>
          <table:table-cell table:style-name="Table3.A1" office:value-type="string">
            <text:p text:style-name="Table_20_Contents">Restart XAMPP and check logs</text:p>
          </table:table-cell>
        </table:table-row>
      </table:table>
      <text:p text:style-name="Horizontal_20_Line"/>
      <text:h text:style-name="Heading_20_2" text:outline-level="2">🔹 <text:span text:style-name="Strong_20_Emphasis">12. Quick Quiz</text:span></text:h>
      <text:list xml:id="list3882611120" text:style-name="L7">
        <text:list-item>
          <text:p text:style-name="P8">What is the use of <text:span text:style-name="Source_20_Text">AUTO_INCREMENT</text:span> in MySQL?</text:p>
        </text:list-item>
        <text:list-item>
          <text:p text:style-name="P8">What is phpMyAdmin used for?</text:p>
        </text:list-item>
        <text:list-item>
          <text:p text:style-name="P8"><text:soft-page-break/>Why are prepared statements important in PHP?</text:p>
        </text:list-item>
      </text:list>
      <text:p text:style-name="Horizontal_20_Line"/>
      <text:h text:style-name="Heading_20_2" text:outline-level="2">🔹 <text:span text:style-name="Strong_20_Emphasis">13. Summary</text:span></text:h>
      <text:list xml:id="list966644373" text:style-name="L8">
        <text:list-item>
          <text:p text:style-name="P9">MySQL is a database system used to store and manage website data.</text:p>
        </text:list-item>
        <text:list-item>
          <text:p text:style-name="P9">phpMyAdmin is a web interface to control MySQL databases visually.</text:p>
        </text:list-item>
        <text:list-item>
          <text:p text:style-name="P9">SQL is the language used to communicate with MySQL.</text:p>
        </text:list-item>
        <text:list-item>
          <text:p text:style-name="P9">PHP connects to MySQL using <text:span text:style-name="Strong_20_Emphasis">mysqli</text:span> or <text:span text:style-name="Strong_20_Emphasis">PDO</text:span>.</text:p>
        </text:list-item>
        <text:list-item>
          <text:p text:style-name="P9">CRUD operations help manage all types of database interactions.</text:p>
        </text:list-item>
      </text:list>
      <text:p text:style-name="Horizontal_20_Line"/>
      <text:p text:style-name="Text_20_body">✅ <text:span text:style-name="Strong_20_Emphasis">In Short:</text:span></text:p>
      <text:p text:style-name="Quotations">“MySQL + PHP = Dynamic Website Power”<text:line-break/>“phpMyAdmin = Easy Database Management”</text:p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22T16:29:07.829000000</meta:creation-date>
    <dc:date>2025-10-24T16:06:52.307000000</dc:date>
    <meta:editing-duration>PT37M4S</meta:editing-duration>
    <meta:editing-cycles>2</meta:editing-cycles>
    <meta:generator>Neat_Office/6.2.8.2$Windows_x86 LibreOffice_project/</meta:generator>
    <meta:document-statistic meta:table-count="3" meta:image-count="0" meta:object-count="0" meta:page-count="5" meta:paragraph-count="143" meta:word-count="776" meta:character-count="4810" meta:non-whitespace-character-count="4187"/>
  </office:meta>
</office:document-meta>
</file>